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ares_time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200001" calcext:value-type="float">
            <text:p>18.200001</text:p>
          </table:table-cell>
          <table:table-cell/>
          <table:table-cell table:formula="of:=LOG([.A2] ;2)+1" office:value-type="float" office:value="10.9657842846621" calcext:value-type="float">
            <text:p>10.96578428466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 table:formula="of:=[.C3]-[.C2]" office:value-type="float" office:value="-1.800001" calcext:value-type="float">
            <text:p>-1.800001</text:p>
          </table:table-cell>
          <table:table-cell table:formula="of:=LOG([.A3] ;2)+1" office:value-type="float" office:value="11.9657842846621" calcext:value-type="float">
            <text:p>11.965784284662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LOG([.A4] ;2)+1" office:value-type="float" office:value="12.5507467853832" calcext:value-type="float">
            <text:p>12.55074678538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2" calcext:value-type="float">
            <text:p>15.2</text:p>
          </table:table-cell>
          <table:table-cell table:formula="of:=[.C5]-[.C3]" office:value-type="float" office:value="-1.2" calcext:value-type="float">
            <text:p>-1.2</text:p>
          </table:table-cell>
          <table:table-cell table:formula="of:=LOG([.A5] ;2)+1" office:value-type="float" office:value="12.9657842846621" calcext:value-type="float">
            <text:p>12.965784284662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LOG([.A6] ;2)+1" office:value-type="float" office:value="13.2877123795495" calcext:value-type="float">
            <text:p>13.287712379549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table:formula="of:=[.C7]-[.C4]" office:value-type="float" office:value="2.4" calcext:value-type="float">
            <text:p>2.4</text:p>
          </table:table-cell>
          <table:table-cell table:formula="of:=LOG([.A7] ;2)+1" office:value-type="float" office:value="13.5507467853832" calcext:value-type="float">
            <text:p>13.55074678538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LOG([.A8] ;2)+1" office:value-type="float" office:value="13.7731392067197" calcext:value-type="float">
            <text:p>13.773139206719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table:formula="of:=[.C9]-[.C5]" office:value-type="float" office:value="-1.2" calcext:value-type="float">
            <text:p>-1.2</text:p>
          </table:table-cell>
          <table:table-cell table:formula="of:=LOG([.A9] ;2)+1" office:value-type="float" office:value="13.9657842846621" calcext:value-type="float">
            <text:p>13.965784284662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LOG([.A10] ;2)+1" office:value-type="float" office:value="14.1357092861044" calcext:value-type="float">
            <text:p>14.13570928610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8" calcext:value-type="float">
            <text:p>15.8</text:p>
          </table:table-cell>
          <table:table-cell table:formula="of:=[.C11]-[.C6]" office:value-type="float" office:value="-0.599999999999998" calcext:value-type="float">
            <text:p>-0.599999999999998</text:p>
          </table:table-cell>
          <table:table-cell table:formula="of:=LOG([.A11] ;2)+1" office:value-type="float" office:value="14.2877123795495" calcext:value-type="float">
            <text:p>14.287712379549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799999" calcext:value-type="float">
            <text:p>18.799999</text:p>
          </table:table-cell>
          <table:table-cell/>
          <table:table-cell table:formula="of:=LOG([.A12] ;2)+1" office:value-type="float" office:value="14.4252159032994" calcext:value-type="float">
            <text:p>14.425215903299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799999" calcext:value-type="float">
            <text:p>18.799999</text:p>
          </table:table-cell>
          <table:table-cell table:formula="of:=[.C13]-[.C7]" office:value-type="float" office:value="2.399999" calcext:value-type="float">
            <text:p>2.399999</text:p>
          </table:table-cell>
          <table:table-cell table:formula="of:=LOG([.A13] ;2)+1" office:value-type="float" office:value="14.5507467853832" calcext:value-type="float">
            <text:p>14.550746785383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8.200001" calcext:value-type="float">
            <text:p>18.200001</text:p>
          </table:table-cell>
          <table:table-cell/>
          <table:table-cell table:formula="of:=LOG([.A14] ;2)+1" office:value-type="float" office:value="14.6662240028032" calcext:value-type="float">
            <text:p>14.666224002803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8.200001" calcext:value-type="float">
            <text:p>18.200001</text:p>
          </table:table-cell>
          <table:table-cell table:formula="of:=[.C15]-[.C8]" office:value-type="float" office:value="4.200001" calcext:value-type="float">
            <text:p>4.200001</text:p>
          </table:table-cell>
          <table:table-cell table:formula="of:=LOG([.A15] ;2)+1" office:value-type="float" office:value="14.7731392067197" calcext:value-type="float">
            <text:p>14.773139206719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2" calcext:value-type="float">
            <text:p>15.2</text:p>
          </table:table-cell>
          <table:table-cell/>
          <table:table-cell table:formula="of:=LOG([.A16] ;2)+1" office:value-type="float" office:value="14.8726748802706" calcext:value-type="float">
            <text:p>14.872674880270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.6" calcext:value-type="float">
            <text:p>17.6</text:p>
          </table:table-cell>
          <table:table-cell table:formula="of:=[.C17]-[.C9]" office:value-type="float" office:value="3.6" calcext:value-type="float">
            <text:p>3.6</text:p>
          </table:table-cell>
          <table:table-cell table:formula="of:=LOG([.A17] ;2)+1" office:value-type="float" office:value="14.9657842846621" calcext:value-type="float">
            <text:p>14.965784284662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799999" calcext:value-type="float">
            <text:p>18.799999</text:p>
          </table:table-cell>
          <table:table-cell/>
          <table:table-cell table:formula="of:=LOG([.A18] ;2)+1" office:value-type="float" office:value="15.0532471259124" calcext:value-type="float">
            <text:p>15.053247125912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 table:formula="of:=[.C19]-[.C10]" office:value-type="float" office:value="-0.600000000000001" calcext:value-type="float">
            <text:p>-0.600000000000001</text:p>
          </table:table-cell>
          <table:table-cell table:formula="of:=LOG([.A19] ;2)+1" office:value-type="float" office:value="15.1357092861044" calcext:value-type="float">
            <text:p>15.135709286104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200001" calcext:value-type="float">
            <text:p>18.200001</text:p>
          </table:table-cell>
          <table:table-cell/>
          <table:table-cell table:formula="of:=LOG([.A20] ;2)+1" office:value-type="float" office:value="15.2137117981057" calcext:value-type="float">
            <text:p>15.213711798105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200001" calcext:value-type="float">
            <text:p>18.200001</text:p>
          </table:table-cell>
          <table:table-cell table:formula="of:=[.C21]-[.C11]" office:value-type="float" office:value="2.400001" calcext:value-type="float">
            <text:p>2.400001</text:p>
          </table:table-cell>
          <table:table-cell table:formula="of:=LOG([.A21] ;2)+1" office:value-type="float" office:value="15.2877123795495" calcext:value-type="float">
            <text:p>15.287712379549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8" calcext:value-type="float">
            <text:p>15.8</text:p>
          </table:table-cell>
          <table:table-cell/>
          <table:table-cell table:formula="of:=LOG([.A22] ;2)+1" office:value-type="float" office:value="15.3581017074408" calcext:value-type="float">
            <text:p>15.358101707440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2" calcext:value-type="float">
            <text:p>15.2</text:p>
          </table:table-cell>
          <table:table-cell table:formula="of:=[.C23]-[.C12]" office:value-type="float" office:value="-3.599999" calcext:value-type="float">
            <text:p>-3.599999</text:p>
          </table:table-cell>
          <table:table-cell table:formula="of:=LOG([.A23] ;2)+1" office:value-type="float" office:value="15.4252159032994" calcext:value-type="float">
            <text:p>15.425215903299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200001" calcext:value-type="float">
            <text:p>18.200001</text:p>
          </table:table-cell>
          <table:table-cell/>
          <table:table-cell table:formula="of:=LOG([.A24] ;2)+1" office:value-type="float" office:value="15.4893462407191" calcext:value-type="float">
            <text:p>15.489346240719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table:formula="of:=[.C25]-[.C13]" office:value-type="float" office:value="-3.599999" calcext:value-type="float">
            <text:p>-3.599999</text:p>
          </table:table-cell>
          <table:table-cell table:formula="of:=LOG([.A25] ;2)+1" office:value-type="float" office:value="15.5507467853832" calcext:value-type="float">
            <text:p>15.550746785383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/>
          <table:table-cell table:formula="of:=LOG([.A26] ;2)+1" office:value-type="float" office:value="15.6096404744368" calcext:value-type="float">
            <text:p>15.609640474436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200001" calcext:value-type="float">
            <text:p>18.200001</text:p>
          </table:table-cell>
          <table:table-cell/>
          <table:table-cell table:formula="of:=LOG([.A27] ;2)+1" office:value-type="float" office:value="15.6662240028032" calcext:value-type="float">
            <text:p>15.666224002803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LOG([.A28] ;2)+1" office:value-type="float" office:value="15.7206717868256" calcext:value-type="float">
            <text:p>15.720671786825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C29]-[.C15]" office:value-type="float" office:value="-7.200001" calcext:value-type="float">
            <text:p>-7.200001</text:p>
          </table:table-cell>
          <table:table-cell table:formula="of:=LOG([.A29] ;2)+1" office:value-type="float" office:value="15.7731392067197" calcext:value-type="float">
            <text:p>15.773139206719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LOG([.A30] ;2)+1" office:value-type="float" office:value="15.8237652797897" calcext:value-type="float">
            <text:p>15.823765279789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.6" calcext:value-type="float">
            <text:p>14.6</text:p>
          </table:table-cell>
          <table:table-cell table:formula="of:=[.C31]-[.C16]" office:value-type="float" office:value="-0.6" calcext:value-type="float">
            <text:p>-0.6</text:p>
          </table:table-cell>
          <table:table-cell table:formula="of:=LOG([.A31] ;2)+1" office:value-type="float" office:value="15.8726748802706" calcext:value-type="float">
            <text:p>15.872674880270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.6" calcext:value-type="float">
            <text:p>14.6</text:p>
          </table:table-cell>
          <table:table-cell/>
          <table:table-cell table:formula="of:=LOG([.A32] ;2)+1" office:value-type="float" office:value="15.919980595049" calcext:value-type="float">
            <text:p>15.91998059504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.4" calcext:value-type="float">
            <text:p>13.4</text:p>
          </table:table-cell>
          <table:table-cell table:formula="of:=[.C33]-[.C17]" office:value-type="float" office:value="-4.2" calcext:value-type="float">
            <text:p>-4.2</text:p>
          </table:table-cell>
          <table:table-cell table:formula="of:=LOG([.A33] ;2)+1" office:value-type="float" office:value="15.9657842846621" calcext:value-type="float">
            <text:p>15.9657842846621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LOG([.A34] ;2)+1" office:value-type="float" office:value="16.0101784040205" calcext:value-type="float">
            <text:p>16.010178404020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8" calcext:value-type="float">
            <text:p>15.8</text:p>
          </table:table-cell>
          <table:table-cell table:formula="of:=[.C35]-[.C18]" office:value-type="float" office:value="-2.999999" calcext:value-type="float">
            <text:p>-2.999999</text:p>
          </table:table-cell>
          <table:table-cell table:formula="of:=LOG([.A35] ;2)+1" office:value-type="float" office:value="16.0532471259124" calcext:value-type="float">
            <text:p>16.053247125912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8" calcext:value-type="float">
            <text:p>15.8</text:p>
          </table:table-cell>
          <table:table-cell/>
          <table:table-cell table:formula="of:=LOG([.A36] ;2)+1" office:value-type="float" office:value="16.0950673016071" calcext:value-type="float">
            <text:p>16.0950673016071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2" calcext:value-type="float">
            <text:p>12.2</text:p>
          </table:table-cell>
          <table:table-cell table:formula="of:=[.C37]-[.C19]" office:value-type="float" office:value="-4.2" calcext:value-type="float">
            <text:p>-4.2</text:p>
          </table:table-cell>
          <table:table-cell table:formula="of:=LOG([.A37] ;2)+1" office:value-type="float" office:value="16.1357092861044" calcext:value-type="float">
            <text:p>16.1357092861044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7.6" calcext:value-type="float">
            <text:p>17.6</text:p>
          </table:table-cell>
          <table:table-cell/>
          <table:table-cell table:formula="of:=LOG([.A38] ;2)+1" office:value-type="float" office:value="16.175237650291" calcext:value-type="float">
            <text:p>16.17523765029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5.8" calcext:value-type="float">
            <text:p>15.8</text:p>
          </table:table-cell>
          <table:table-cell table:formula="of:=[.C39]-[.C20]" office:value-type="float" office:value="-2.400001" calcext:value-type="float">
            <text:p>-2.400001</text:p>
          </table:table-cell>
          <table:table-cell table:formula="of:=LOG([.A39] ;2)+1" office:value-type="float" office:value="16.2137117981057" calcext:value-type="float">
            <text:p>16.2137117981057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LOG([.A40] ;2)+1" office:value-type="float" office:value="16.2511865035243" calcext:value-type="float">
            <text:p>16.251186503524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8" calcext:value-type="float">
            <text:p>12.8</text:p>
          </table:table-cell>
          <table:table-cell table:formula="of:=[.C41]-[.C21]" office:value-type="float" office:value="-5.400001" calcext:value-type="float">
            <text:p>-5.400001</text:p>
          </table:table-cell>
          <table:table-cell table:formula="of:=LOG([.A41] ;2)+1" office:value-type="float" office:value="16.2877123795494" calcext:value-type="float">
            <text:p>16.287712379549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799999" calcext:value-type="float">
            <text:p>18.799999</text:p>
          </table:table-cell>
          <table:table-cell/>
          <table:table-cell table:formula="of:=LOG([.A42] ;2)+1" office:value-type="float" office:value="16.3233362892802" calcext:value-type="float">
            <text:p>16.3233362892802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 table:formula="of:=[.C43]-[.C22]" office:value-type="float" office:value="0.599999999999998" calcext:value-type="float">
            <text:p>0.599999999999998</text:p>
          </table:table-cell>
          <table:table-cell table:formula="of:=LOG([.A43] ;2)+1" office:value-type="float" office:value="16.3581017074408" calcext:value-type="float">
            <text:p>16.3581017074408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LOG([.A44] ;2)+1" office:value-type="float" office:value="16.3920490393642" calcext:value-type="float">
            <text:p>16.3920490393642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" calcext:value-type="float">
            <text:p>0</text:p>
          </table:table-cell>
          <table:table-cell office:value-type="float" office:value="18.200001" calcext:value-type="float">
            <text:p>18.200001</text:p>
          </table:table-cell>
          <table:table-cell table:formula="of:=[.C45]-[.C23]" office:value-type="float" office:value="3.000001" calcext:value-type="float">
            <text:p>3.000001</text:p>
          </table:table-cell>
          <table:table-cell table:formula="of:=LOG([.A45] ;2)+1" office:value-type="float" office:value="16.4252159032994" calcext:value-type="float">
            <text:p>16.425215903299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.6" calcext:value-type="float">
            <text:p>17.6</text:p>
          </table:table-cell>
          <table:table-cell/>
          <table:table-cell table:formula="of:=LOG([.A46] ;2)+1" office:value-type="float" office:value="16.4576373809918" calcext:value-type="float">
            <text:p>16.4576373809918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2" calcext:value-type="float">
            <text:p>15.2</text:p>
          </table:table-cell>
          <table:table-cell table:formula="of:=[.C47]-[.C24]" office:value-type="float" office:value="-3.000001" calcext:value-type="float">
            <text:p>-3.000001</text:p>
          </table:table-cell>
          <table:table-cell table:formula="of:=LOG([.A47] ;2)+1" office:value-type="float" office:value="16.4893462407191" calcext:value-type="float">
            <text:p>16.4893462407191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200001" calcext:value-type="float">
            <text:p>18.200001</text:p>
          </table:table-cell>
          <table:table-cell/>
          <table:table-cell table:formula="of:=LOG([.A48] ;2)+1" office:value-type="float" office:value="16.5203731363397" calcext:value-type="float">
            <text:p>16.5203731363397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8" calcext:value-type="float">
            <text:p>15.8</text:p>
          </table:table-cell>
          <table:table-cell table:formula="of:=[.C49]-[.C25]" office:value-type="float" office:value="0.600000000000001" calcext:value-type="float">
            <text:p>0.600000000000001</text:p>
          </table:table-cell>
          <table:table-cell table:formula="of:=LOG([.A49] ;2)+1" office:value-type="float" office:value="16.5507467853832" calcext:value-type="float">
            <text:p>16.5507467853832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.6" calcext:value-type="float">
            <text:p>17.6</text:p>
          </table:table-cell>
          <table:table-cell/>
          <table:table-cell table:formula="of:=LOG([.A50] ;2)+1" office:value-type="float" office:value="16.5804941287773" calcext:value-type="float">
            <text:p>16.58049412877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8" calcext:value-type="float">
            <text:p>15.8</text:p>
          </table:table-cell>
          <table:table-cell table:formula="of:=[.C51]-[.C26]" office:value-type="float" office:value="3" calcext:value-type="float">
            <text:p>3</text:p>
          </table:table-cell>
          <table:table-cell table:formula="of:=LOG([.A51] ;2)+1" office:value-type="float" office:value="16.6096404744368" calcext:value-type="float">
            <text:p>16.6096404744368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799999" calcext:value-type="float">
            <text:p>18.799999</text:p>
          </table:table-cell>
          <table:table-cell/>
          <table:table-cell table:formula="of:=LOG([.A52] ;2)+1" office:value-type="float" office:value="16.6382096266336" calcext:value-type="float">
            <text:p>16.6382096266336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 table:formula="of:=[.C53]-[.C27]" office:value-type="float" office:value="-1.800001" calcext:value-type="float">
            <text:p>-1.800001</text:p>
          </table:table-cell>
          <table:table-cell table:formula="of:=LOG([.A53] ;2)+1" office:value-type="float" office:value="16.6662240028032" calcext:value-type="float">
            <text:p>16.6662240028032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200001" calcext:value-type="float">
            <text:p>18.200001</text:p>
          </table:table-cell>
          <table:table-cell/>
          <table:table-cell table:formula="of:=LOG([.A54] ;2)+1" office:value-type="float" office:value="16.6937047392253" calcext:value-type="float">
            <text:p>16.6937047392253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table:formula="of:=[.C55]-[.C28]" office:value-type="float" office:value="0.600000000000001" calcext:value-type="float">
            <text:p>0.600000000000001</text:p>
          </table:table-cell>
          <table:table-cell table:formula="of:=LOG([.A55] ;2)+1" office:value-type="float" office:value="16.7206717868256" calcext:value-type="float">
            <text:p>16.7206717868256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.6" calcext:value-type="float">
            <text:p>17.6</text:p>
          </table:table-cell>
          <table:table-cell/>
          <table:table-cell table:formula="of:=LOG([.A56] ;2)+1" office:value-type="float" office:value="16.7471439981867" calcext:value-type="float">
            <text:p>16.7471439981867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6" calcext:value-type="float">
            <text:p>11.6</text:p>
          </table:table-cell>
          <table:table-cell table:formula="of:=[.C57]-[.C29]" office:value-type="float" office:value="0.6" calcext:value-type="float">
            <text:p>0.6</text:p>
          </table:table-cell>
          <table:table-cell table:formula="of:=LOG([.A57] ;2)+1" office:value-type="float" office:value="16.7731392067197" calcext:value-type="float">
            <text:p>16.7731392067197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9.4" calcext:value-type="float">
            <text:p>19.4</text:p>
          </table:table-cell>
          <table:table-cell/>
          <table:table-cell table:formula="of:=LOG([.A58] ;2)+1" office:value-type="float" office:value="16.7986742988268" calcext:value-type="float">
            <text:p>16.7986742988268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8" calcext:value-type="float">
            <text:p>15.8</text:p>
          </table:table-cell>
          <table:table-cell/>
          <table:table-cell table:formula="of:=LOG([.A59] ;2)+1" office:value-type="float" office:value="16.8237652797897" calcext:value-type="float">
            <text:p>16.8237652797897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799999" calcext:value-type="float">
            <text:p>18.799999</text:p>
          </table:table-cell>
          <table:table-cell table:formula="of:=[.C60]-[.C31]" office:value-type="float" office:value="4.199999" calcext:value-type="float">
            <text:p>4.199999</text:p>
          </table:table-cell>
          <table:table-cell table:formula="of:=LOG([.A60] ;2)+1" office:value-type="float" office:value="16.8484273340239" calcext:value-type="float">
            <text:p>16.848427334023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LOG([.A61] ;2)+1" office:value-type="float" office:value="16.8726748802706" calcext:value-type="float">
            <text:p>16.872674880270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8" calcext:value-type="float">
            <text:p>15.8</text:p>
          </table:table-cell>
          <table:table-cell/>
          <table:table-cell table:formula="of:=LOG([.A62] ;2)+1" office:value-type="float" office:value="16.896521622225" calcext:value-type="float">
            <text:p>16.8965216222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2" calcext:value-type="float">
            <text:p>12.2</text:p>
          </table:table-cell>
          <table:table-cell table:formula="of:=[.C63]-[.C32]" office:value-type="float" office:value="-2.4" calcext:value-type="float">
            <text:p>-2.4</text:p>
          </table:table-cell>
          <table:table-cell table:formula="of:=LOG([.A63] ;2)+1" office:value-type="float" office:value="16.919980595049" calcext:value-type="float">
            <text:p>16.919980595049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/>
          <table:table-cell table:formula="of:=LOG([.A64] ;2)+1" office:value-type="float" office:value="16.943064208162" calcext:value-type="float">
            <text:p>16.943064208162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 table:formula="of:=[.C65]-[.C33]" office:value-type="float" office:value="3" calcext:value-type="float">
            <text:p>3</text:p>
          </table:table-cell>
          <table:table-cell table:formula="of:=LOG([.A65] ;2)+1" office:value-type="float" office:value="16.9657842846621" calcext:value-type="float">
            <text:p>16.9657842846621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.4" calcext:value-type="float">
            <text:p>13.4</text:p>
          </table:table-cell>
          <table:table-cell/>
          <table:table-cell table:formula="of:=LOG([.A66] ;2)+1" office:value-type="float" office:value="16.9881520976905" calcext:value-type="float">
            <text:p>16.988152097690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table:formula="of:=[.C67]-[.C34]" office:value-type="float" office:value="0.600000000000001" calcext:value-type="float">
            <text:p>0.600000000000001</text:p>
          </table:table-cell>
          <table:table-cell table:formula="of:=LOG([.A67] ;2)+1" office:value-type="float" office:value="17.0101784040205" calcext:value-type="float">
            <text:p>17.010178404020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LOG([.A68] ;2)+1" office:value-type="float" office:value="17.0318734751199" calcext:value-type="float">
            <text:p>17.0318734751199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table:formula="of:=[.C69]-[.C35]" office:value-type="float" office:value="1.2" calcext:value-type="float">
            <text:p>1.2</text:p>
          </table:table-cell>
          <table:table-cell table:formula="of:=LOG([.A69] ;2)+1" office:value-type="float" office:value="17.0532471259124" calcext:value-type="float">
            <text:p>17.0532471259124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LOG([.A70] ;2)+1" office:value-type="float" office:value="17.0743087414403" calcext:value-type="float">
            <text:p>17.074308741440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table:formula="of:=[.C71]-[.C36]" office:value-type="float" office:value="1.2" calcext:value-type="float">
            <text:p>1.2</text:p>
          </table:table-cell>
          <table:table-cell table:formula="of:=LOG([.A71] ;2)+1" office:value-type="float" office:value="17.0950673016071" calcext:value-type="float">
            <text:p>17.0950673016071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LOG([.A72] ;2)+1" office:value-type="float" office:value="17.1155314041668" calcext:value-type="float">
            <text:p>17.1155314041668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9.4" calcext:value-type="float">
            <text:p>19.4</text:p>
          </table:table-cell>
          <table:table-cell table:formula="of:=[.C73]-[.C37]" office:value-type="float" office:value="7.2" calcext:value-type="float">
            <text:p>7.2</text:p>
          </table:table-cell>
          <table:table-cell table:formula="of:=LOG([.A73] ;2)+1" office:value-type="float" office:value="17.1357092861044" calcext:value-type="float">
            <text:p>17.1357092861044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LOG([.A74] ;2)+1" office:value-type="float" office:value="17.1556088435421" calcext:value-type="float">
            <text:p>17.1556088435421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6" calcext:value-type="float">
            <text:p>11.6</text:p>
          </table:table-cell>
          <table:table-cell table:formula="of:=[.C75]-[.C38]" office:value-type="float" office:value="-6" calcext:value-type="float">
            <text:p>-6</text:p>
          </table:table-cell>
          <table:table-cell table:formula="of:=LOG([.A75] ;2)+1" office:value-type="float" office:value="17.175237650291" calcext:value-type="float">
            <text:p>17.17523765029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LOG([.A76] ;2)+1" office:value-type="float" office:value="17.194602975158" calcext:value-type="float">
            <text:p>17.194602975158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table:formula="of:=[.C77]-[.C39]" office:value-type="float" office:value="1.2" calcext:value-type="float">
            <text:p>1.2</text:p>
          </table:table-cell>
          <table:table-cell table:formula="of:=LOG([.A77] ;2)+1" office:value-type="float" office:value="17.2137117981057" calcext:value-type="float">
            <text:p>17.2137117981057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799999" calcext:value-type="float">
            <text:p>18.799999</text:p>
          </table:table-cell>
          <table:table-cell/>
          <table:table-cell table:formula="of:=LOG([.A78] ;2)+1" office:value-type="float" office:value="17.232570825357" calcext:value-type="float">
            <text:p>17.232570825357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8" calcext:value-type="float">
            <text:p>15.8</text:p>
          </table:table-cell>
          <table:table-cell table:formula="of:=[.C79]-[.C40]" office:value-type="float" office:value="-1.2" calcext:value-type="float">
            <text:p>-1.2</text:p>
          </table:table-cell>
          <table:table-cell table:formula="of:=LOG([.A79] ;2)+1" office:value-type="float" office:value="17.2511865035243" calcext:value-type="float">
            <text:p>17.2511865035243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5.8" calcext:value-type="float">
            <text:p>15.8</text:p>
          </table:table-cell>
          <table:table-cell/>
          <table:table-cell table:formula="of:=LOG([.A80] ;2)+1" office:value-type="float" office:value="17.2695650328392" calcext:value-type="float">
            <text:p>17.269565032839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6.4" calcext:value-type="float">
            <text:p>16.4</text:p>
          </table:table-cell>
          <table:table-cell table:formula="of:=[.C81]-[.C41]" office:value-type="float" office:value="3.6" calcext:value-type="float">
            <text:p>3.6</text:p>
          </table:table-cell>
          <table:table-cell table:formula="of:=LOG([.A81] ;2)+1" office:value-type="float" office:value="17.2877123795495" calcext:value-type="float">
            <text:p>17.287712379549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5.2" calcext:value-type="float">
            <text:p>15.2</text:p>
          </table:table-cell>
          <table:table-cell/>
          <table:table-cell table:formula="of:=LOG([.A82] ;2)+1" office:value-type="float" office:value="17.3056342875467" calcext:value-type="float">
            <text:p>17.3056342875467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LOG([.A83] ;2)+1" office:value-type="float" office:value="17.3233362892802" calcext:value-type="float">
            <text:p>17.3233362892802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LOG([.A84] ;2)+1" office:value-type="float" office:value="17.340823716009" calcext:value-type="float">
            <text:p>17.340823716009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200001" calcext:value-type="float">
            <text:p>18.200001</text:p>
          </table:table-cell>
          <table:table-cell table:formula="of:=[.C85]-[.C43]" office:value-type="float" office:value="1.800001" calcext:value-type="float">
            <text:p>1.800001</text:p>
          </table:table-cell>
          <table:table-cell table:formula="of:=LOG([.A85] ;2)+1" office:value-type="float" office:value="17.3581017074409" calcext:value-type="float">
            <text:p>17.3581017074409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8" calcext:value-type="float">
            <text:p>15.8</text:p>
          </table:table-cell>
          <table:table-cell/>
          <table:table-cell table:formula="of:=LOG([.A86] ;2)+1" office:value-type="float" office:value="17.3751752207998" calcext:value-type="float">
            <text:p>17.3751752207998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87]-[.C44]" office:value-type="float" office:value="0.600000000000001" calcext:value-type="float">
            <text:p>0.600000000000001</text:p>
          </table:table-cell>
          <table:table-cell table:formula="of:=LOG([.A87] ;2)+1" office:value-type="float" office:value="17.3920490393642" calcext:value-type="float">
            <text:p>17.3920490393642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LOG([.A88] ;2)+1" office:value-type="float" office:value="17.4087277805108" calcext:value-type="float">
            <text:p>17.4087277805108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table:formula="of:=[.C89]-[.C45]" office:value-type="float" office:value="-1.200001" calcext:value-type="float">
            <text:p>-1.200001</text:p>
          </table:table-cell>
          <table:table-cell table:formula="of:=LOG([.A89] ;2)+1" office:value-type="float" office:value="17.4252159032994" calcext:value-type="float">
            <text:p>17.4252159032994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LOG([.A90] ;2)+1" office:value-type="float" office:value="17.4415177156285" calcext:value-type="float">
            <text:p>17.441517715628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 table:formula="of:=[.C91]-[.C46]" office:value-type="float" office:value="-1.2" calcext:value-type="float">
            <text:p>-1.2</text:p>
          </table:table-cell>
          <table:table-cell table:formula="of:=LOG([.A91] ;2)+1" office:value-type="float" office:value="17.4576373809918" calcext:value-type="float">
            <text:p>17.4576373809918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.799999" calcext:value-type="float">
            <text:p>18.799999</text:p>
          </table:table-cell>
          <table:table-cell/>
          <table:table-cell table:formula="of:=LOG([.A92] ;2)+1" office:value-type="float" office:value="17.4735789248608" calcext:value-type="float">
            <text:p>17.4735789248608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9.4" calcext:value-type="float">
            <text:p>19.4</text:p>
          </table:table-cell>
          <table:table-cell table:formula="of:=[.C93]-[.C47]" office:value-type="float" office:value="4.2" calcext:value-type="float">
            <text:p>4.2</text:p>
          </table:table-cell>
          <table:table-cell table:formula="of:=LOG([.A93] ;2)+1" office:value-type="float" office:value="17.4893462407191" calcext:value-type="float">
            <text:p>17.4893462407191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2" calcext:value-type="float">
            <text:p>15.2</text:p>
          </table:table-cell>
          <table:table-cell/>
          <table:table-cell table:formula="of:=LOG([.A94] ;2)+1" office:value-type="float" office:value="17.5049430957701" calcext:value-type="float">
            <text:p>17.5049430957701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.6" calcext:value-type="float">
            <text:p>17.6</text:p>
          </table:table-cell>
          <table:table-cell table:formula="of:=[.C95]-[.C48]" office:value-type="float" office:value="-0.600000999999999" calcext:value-type="float">
            <text:p>-0.600000999999999</text:p>
          </table:table-cell>
          <table:table-cell table:formula="of:=LOG([.A95] ;2)+1" office:value-type="float" office:value="17.5203731363397" calcext:value-type="float">
            <text:p>17.5203731363397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LOG([.A96] ;2)+1" office:value-type="float" office:value="17.535639892993" calcext:value-type="float">
            <text:p>17.535639892993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table:formula="of:=[.C97]-[.C49]" office:value-type="float" office:value="-1.8" calcext:value-type="float">
            <text:p>-1.8</text:p>
          </table:table-cell>
          <table:table-cell table:formula="of:=LOG([.A97] ;2)+1" office:value-type="float" office:value="17.5507467853832" calcext:value-type="float">
            <text:p>17.5507467853832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.2" calcext:value-type="float">
            <text:p>15.2</text:p>
          </table:table-cell>
          <table:table-cell/>
          <table:table-cell table:formula="of:=LOG([.A98] ;2)+1" office:value-type="float" office:value="17.5656971268492" calcext:value-type="float">
            <text:p>17.5656971268492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.6" calcext:value-type="float">
            <text:p>17.6</text:p>
          </table:table-cell>
          <table:table-cell table:formula="of:=[.C99]-[.C50]" office:value-type="float" office:value="0" calcext:value-type="float">
            <text:p>0</text:p>
          </table:table-cell>
          <table:table-cell table:formula="of:=LOG([.A99] ;2)+1" office:value-type="float" office:value="17.5804941287773" calcext:value-type="float">
            <text:p>17.5804941287773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LOG([.A100] ;2)+1" office:value-type="float" office:value="17.5951409047417" calcext:value-type="float">
            <text:p>17.595140904741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.4" calcext:value-type="float">
            <text:p>16.4</text:p>
          </table:table-cell>
          <table:table-cell table:formula="of:=[.C101]-[.C51]" office:value-type="float" office:value="0.599999999999998" calcext:value-type="float">
            <text:p>0.599999999999998</text:p>
          </table:table-cell>
          <table:table-cell table:formula="of:=LOG([.A101] ;2)+1" office:value-type="float" office:value="17.6096404744368" calcext:value-type="float">
            <text:p>17.6096404744368</text:p>
          </table:table-cell>
        </table:table-row>
        <table:table-row table:style-name="ro1">
          <table:table-cell table:number-columns-repeated="3"/>
          <table:table-cell table:formula="of:=SUM([.D2:.D101])" office:value-type="float" office:value="-6.00000300000001" calcext:value-type="float">
            <text:p>-6.00000300000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05:21:14.252588380</dc:date>
    <meta:editing-duration>PT5M31S</meta:editing-duration>
    <meta:editing-cycles>1</meta:editing-cycles>
    <meta:document-statistic meta:table-count="1" meta:cell-count="451" meta:object-count="0"/>
    <meta:generator>LibreOffice/6.2.8.2$Linux_X86_64 LibreOffice_project/20$Build-2</meta:generator>
  </office:meta>
</office:document-meta>
</file>